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3819in" fo:break-before="auto" style:use-optimal-row-height="false"/>
    </style:style>
    <style:style style:name="ro3" style:family="table-row">
      <style:table-row-properties style:row-height="1.3543in" fo:break-before="auto" style:use-optimal-row-height="false"/>
    </style:style>
    <style:style style:name="ro4" style:family="table-row">
      <style:table-row-properties style:row-height="1.3264in" fo:break-before="auto" style:use-optimal-row-height="false"/>
    </style:style>
    <style:style style:name="ro5" style:family="table-row">
      <style:table-row-properties style:row-height="1.9618in" fo:break-before="auto" style:use-optimal-row-height="false"/>
    </style:style>
    <style:style style:name="ro6" style:family="table-row">
      <style:table-row-properties style:row-height="1.6028in" fo:break-before="auto" style:use-optimal-row-height="false"/>
    </style:style>
    <style:style style:name="ro7" style:family="table-row">
      <style:table-row-properties style:row-height="2.0035in" fo:break-before="auto" style:use-optimal-row-height="false"/>
    </style:style>
    <style:style style:name="ro8" style:family="table-row">
      <style:table-row-properties style:row-height="2.0173in" fo:break-before="auto" style:use-optimal-row-height="false"/>
    </style:style>
    <style:style style:name="ro9" style:family="table-row">
      <style:table-row-properties style:row-height="1.4646in" fo:break-before="auto" style:use-optimal-row-height="false"/>
    </style:style>
    <style:style style:name="ro10" style:family="table-row">
      <style:table-row-properties style:row-height="1.4091in" fo:break-before="auto" style:use-optimal-row-height="false"/>
    </style:style>
    <style:style style:name="ro11" style:family="table-row">
      <style:table-row-properties style:row-height="1.3126in" fo:break-before="auto" style:use-optimal-row-height="false"/>
    </style:style>
    <style:style style:name="ro12" style:family="table-row">
      <style:table-row-properties style:row-height="1.1882in" fo:break-before="auto" style:use-optimal-row-height="fals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1.3402in" fo:break-before="auto" style:use-optimal-row-height="false"/>
    </style:style>
    <style:style style:name="ro15" style:family="table-row">
      <style:table-row-properties style:row-height="1.6992in" fo:break-before="auto" style:use-optimal-row-height="false"/>
    </style:style>
    <style:style style:name="ro16" style:family="table-row">
      <style:table-row-properties style:row-height="2.1972in" fo:break-before="auto" style:use-optimal-row-height="false"/>
    </style:style>
    <style:style style:name="ro17" style:family="table-row">
      <style:table-row-properties style:row-height="1.6854in" fo:break-before="auto" style:use-optimal-row-height="false"/>
    </style:style>
    <style:style style:name="ro18" style:family="table-row">
      <style:table-row-properties style:row-height="2.8602in" fo:break-before="auto" style:use-optimal-row-height="false"/>
    </style:style>
    <style:style style:name="ro19" style:family="table-row">
      <style:table-row-properties style:row-height="2.722in" fo:break-before="auto" style:use-optimal-row-height="false"/>
    </style:style>
    <style:style style:name="ro20" style:family="table-row">
      <style:table-row-properties style:row-height="2.8047in" fo:break-before="auto" style:use-optimal-row-height="false"/>
    </style:style>
    <style:style style:name="ro21" style:family="table-row">
      <style:table-row-properties style:row-height="2.3902in" fo:break-before="auto" style:use-optimal-row-height="false"/>
    </style:style>
    <style:style style:name="ro22" style:family="table-row">
      <style:table-row-properties style:row-height="2.3075in" fo:break-before="auto" style:use-optimal-row-height="false"/>
    </style:style>
    <style:style style:name="ro23" style:family="table-row">
      <style:table-row-properties style:row-height="2.6807in" fo:break-before="auto" style:use-optimal-row-height="false"/>
    </style:style>
    <style:style style:name="ro24" style:family="table-row">
      <style:table-row-properties style:row-height="2.4457in" fo:break-before="auto" style:use-optimal-row-height="false"/>
    </style:style>
    <style:style style:name="ro25" style:family="table-row">
      <style:table-row-properties style:row-height="2.5008in" fo:break-before="auto" style:use-optimal-row-height="false"/>
    </style:style>
    <style:style style:name="ro26" style:family="table-row">
      <style:table-row-properties style:row-height="2.3626in" fo:break-before="auto" style:use-optimal-row-height="false"/>
    </style:style>
    <style:style style:name="ro27" style:family="table-row">
      <style:table-row-properties style:row-height="2.252in" fo:break-before="auto" style:use-optimal-row-height="false"/>
    </style:style>
    <style:style style:name="ro28" style:family="table-row">
      <style:table-row-properties style:row-height="2.2382in" fo:break-before="auto" style:use-optimal-row-height="false"/>
    </style:style>
    <style:style style:name="ro29" style:family="table-row">
      <style:table-row-properties style:row-height="2.9429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2" style:family="table-row">
      <style:table-row-properties style:row-height="0.1783in" fo:break-before="auto" style:use-optimal-row-height="false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7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6" office:value-type="string">
            <text:p>Priority</text:p>
          </table:table-cell>
          <table:table-cell table:style-name="ce17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12" office:value-type="string">
            <text:p><text:span text:style-name="T1">1 – </text:span><text:span text:style-name="T2">Logare cu user și </text:span><text:span text:style-name="T2">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>4. Asteptare pagina </text:span><text:span text:style-name="T5">principala (iconita cos)</text:span></text:p>
            <text:p><text:span text:style-name="T5"/></text:p>
          </table:table-cell>
          <table:table-cell table:style-name="ce21" office:value-type="string">
            <text:p>2. “standard_user”, “secret_sauce”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3">
          <table:covered-table-cell table:style-name="ce3"/>
          <table:table-cell table:style-name="ce12" office:value-type="string">
            <text:p><text:span text:style-name="T1">2 – </text:span><text:span text:style-name="T2">Logare cu user valid </text:span><text:span text:style-name="T2">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abc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covered-table-cell table:style-name="ce4"/>
          <table:table-cell table:style-name="ce12" office:value-type="string">
            <text:p><text:span text:style-name="T1">3-</text:span><text:span text:style-name="T2">Logare cu user gol și </text:span><text:span text:style-name="T2">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”, “secret_sauce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5"/>
          <table:table-cell table:style-name="ce12" office:value-type="string">
            <text:p><text:span text:style-name="T1">4- </text:span><text:span text:style-name="T2">Logare cu user corect </text:span><text:span text:style-name="T2">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5- </text:span><text:span text:style-name="T2">Delogare și revenire la </text:span><text:span text:style-name="T2">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9" office:value-type="string">
            <text:p><text:span text:style-name="T9"/></text:p>
            <text:p><text:span text:style-name="T8">1. Introducere date în </text:span><text:span text:style-name="T8">input-uri</text:span></text:p>
            <text:p><text:span text:style-name="T8">2. Apăsare buton </text:span><text:span text:style-name="T8">„Login”</text:span></text:p>
            <text:p><text:span text:style-name="T8">3. Așteptare pagină </text:span><text:span text:style-name="T8">principală (iconiță coș)</text:span></text:p>
            <text:p><text:span text:style-name="T8">4. Apăsare meniu </text:span><text:span text:style-name="T8">„burger”</text:span></text:p>
            <text:p><text:span text:style-name="T8">5. Apăsare opțiune </text:span><text:span text:style-name="T8">„Logout”</text:span></text:p>
            <text:p><text:span text:style-name="T8">6. Așteptare </text:span><text:span text:style-name="T8">redirecționare către </text:span><text:span text:style-name="T8">interfața de login</text:span></text:p>
          </table:table-cell>
          <table:table-cell table:style-name="ce21" office:value-type="string">
            <text:p>2. “standard_user”, “secret_sauce”</text:p>
          </table:table-cell>
          <table:table-cell table:style-name="ce20" office:value-type="string">
            <text:p>Redirectionare catre pagina de login</text:p>
          </table:table-cell>
          <table:table-cell table:style-name="ce20" office:value-type="string">
            <text:p>Redirectionare catre pagina de login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6" office:value-type="string" table:number-columns-spanned="1" table:number-rows-spanned="3">
            <text:p>Pagina principală</text:p>
          </table:table-cell>
          <table:table-cell table:style-name="ce12" office:value-type="string">
            <text:p><text:span text:style-name="T1">6 – </text:span><text:span text:style-name="T3">Filtrare după nume </text:span><text:span text:style-name="T3">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</text:span><text:span text:style-name="T5">“Sortare”</text:span></text:p>
            <text:p><text:span text:style-name="T5">4. Sortare crescator dupa </text:span><text:span text:style-name="T5">nume(“Name A toZ”)</text:span></text:p>
            <text:p><text:span text:style-name="T5">5.Verificare afișare </text:span><text:span text:style-name="T5">produse în ordine </text:span><text:span text:style-name="T5">crescătoare alfabetic </text:span><text:span text:style-name="T5">după nume</text:span></text:p>
          </table:table-cell>
          <table:table-cell table:style-name="ce21"/>
          <table:table-cell table:style-name="ce21" office:value-type="string">
            <text:p>Produsele sunt afisate in ordine crescatoare alfabetic dupa nume</text:p>
          </table:table-cell>
          <table:table-cell table:style-name="ce21" office:value-type="string">
            <text:p>Produsele sunt afisate in ordine crescatoare alfabetic dupa nume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7">
          <table:covered-table-cell table:style-name="ce3"/>
          <table:table-cell table:style-name="ce12" office:value-type="string">
            <text:p><text:span text:style-name="T1">7 – </text:span><text:span text:style-name="T3">Filtrare după nume </text:span><text:span text:style-name="T3">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</text:span><text:span text:style-name="T5">“Sortare”</text:span></text:p>
            <text:p><text:span text:style-name="T5">4. Sortare descrescator </text:span><text:span text:style-name="T5">dupa nume(“Name Z to </text:span><text:span text:style-name="T5">A”)</text:span></text:p>
            <text:p><text:span text:style-name="T5">5.Verificare afișare </text:span><text:span text:style-name="T5">produse în ordine des </text:span><text:span text:style-name="T5">crescătoare alfabetic </text:span><text:span text:style-name="T5">după nume</text:span></text:p>
          </table:table-cell>
          <table:table-cell table:style-name="ce21"/>
          <table:table-cell table:style-name="ce20" office:value-type="string">
            <text:p><text:s/>Produsele sunt afișate în ordine alfabetică descrescătoare după nume</text:p>
          </table:table-cell>
          <table:table-cell table:style-name="ce20" office:value-type="string">
            <text:p><text:s/>Produsele sunt afișate în ordine alfabetică descrescătoare după nume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8">
          <table:covered-table-cell table:style-name="ce4"/>
          <table:table-cell table:style-name="ce12" office:value-type="string">
            <text:p><text:span text:style-name="T1">8- </text:span><text:span text:style-name="T3">Filtrare după preț </text:span><text:span text:style-name="T3">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</text:span><text:span text:style-name="T5">“Sortare”</text:span></text:p>
            <text:p><text:span text:style-name="T5">4. Sortare crescator dupa </text:span><text:span text:style-name="T5">pret(“price low to high”)</text:span></text:p>
            <text:p><text:span text:style-name="T5">5.Verificare afișare </text:span><text:span text:style-name="T5">produse în ordine </text:span><text:span text:style-name="T5">crescătoare după pret</text:span></text:p>
          </table:table-cell>
          <table:table-cell table:style-name="ce21"/>
          <table:table-cell table:style-name="ce21" office:value-type="string">
            <text:p>Produsele sunt afișate în ordine crescătoare după preț</text:p>
          </table:table-cell>
          <table:table-cell table:style-name="ce21" office:value-type="string">
            <text:p>Produsele sunt afișate în ordine crescătoare după preț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9- </text:span><text:span text:style-name="T4">Filtrare după preț </text:span><text:span text:style-name="T4">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</text:span><text:span text:style-name="T5">“Sortare”</text:span></text:p>
            <text:p><text:span text:style-name="T5">4. Sortare descrescator </text:span><text:span text:style-name="T5">dupa pret (“Price high to </text:span><text:span text:style-name="T5">low”)</text:span></text:p>
            <text:p><text:span text:style-name="T5">5.Verificare afișare </text:span><text:span text:style-name="T5">produse în ordine des </text:span><text:span text:style-name="T5">crescătoare după pret</text:span></text:p>
          </table:table-cell>
          <table:table-cell table:style-name="ce21"/>
          <table:table-cell table:style-name="ce20" office:value-type="string">
            <text:p>Produsele sunt afișate în ordine descrescătoare după preț</text:p>
          </table:table-cell>
          <table:table-cell table:style-name="ce20" office:value-type="string">
            <text:p>Produsele sunt afișate în ordine descrescătoare după preț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9">
          <table:table-cell table:style-name="ce5"/>
          <table:table-cell table:style-name="ce13" office:value-type="string">
            <text:p><text:span text:style-name="T1">10- </text:span><text:span text:style-name="T3">Adăugare produs în </text:span><text:span text:style-name="T3">coș</text:span><text:span text:style-name="T2">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Add to </text:span><text:span text:style-name="T5">cart” pentru un produs</text:span></text:p>
            <text:p><text:span text:style-name="T5">4. Verificare </text:span><text:span text:style-name="T5">transformare buton “Add </text:span><text:span text:style-name="T5">to cart” in “Remove”</text:span></text:p>
          </table:table-cell>
          <table:table-cell table:style-name="ce21"/>
          <table:table-cell table:style-name="ce20" office:value-type="string">
            <text:p>Butonul „Add to cart” se transformă în „Remove”.</text:p>
          </table:table-cell>
          <table:table-cell table:style-name="ce20" office:value-type="string">
            <text:p>Butonul „Add to cart” se transformă în „Remove”.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0">
          <table:table-cell table:style-name="ce7" office:value-type="string" table:number-columns-spanned="1" table:number-rows-spanned="3">
            <text:p>Pagina individuală a produsului</text:p>
          </table:table-cell>
          <table:table-cell table:style-name="ce12" office:value-type="string">
            <text:p><text:span text:style-name="T1">11– </text:span><text:span text:style-name="T3">Navigare către </text:span><text:span text:style-name="T3">pagina produsului prin </text:span><text:span text:style-name="T3">click pe num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</text:span><text:span text:style-name="T5">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rodusul este afisat corect pe pagina individu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1">
          <table:covered-table-cell table:style-name="ce3"/>
          <table:table-cell table:style-name="ce12" office:value-type="string">
            <text:p><text:span text:style-name="T1">12 – </text:span><text:span text:style-name="T3">Navigare către </text:span><text:span text:style-name="T3">pagina produsului prin </text:span><text:span text:style-name="T3">click pe poz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afisare </text:span><text:span text:style-name="T5">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rodusul este afisat corect pe pagina individu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2">
          <table:covered-table-cell table:style-name="ce4"/>
          <table:table-cell table:style-name="ce12" office:value-type="string">
            <text:p><text:span text:style-name="T1">13- </text:span><text:span text:style-name="T3">Afișare denumire </text:span><text:span text:style-name="T3">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</text:span><text:span text:style-name="T5">denumire produs</text:span></text:p>
          </table:table-cell>
          <table:table-cell table:style-name="ce21"/>
          <table:table-cell table:style-name="ce21" office:value-type="string">
            <text:p>Denumirea produsului afisata pe pagina individuala corespunde produsului selectat</text:p>
          </table:table-cell>
          <table:table-cell table:style-name="ce21" office:value-type="string">
            <text:p>Denumir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3">
          <table:table-cell table:style-name="ce5"/>
          <table:table-cell table:style-name="ce12" office:value-type="string">
            <text:p><text:span text:style-name="T1">14- </text:span><text:span text:style-name="T4">Afișare imagine </text:span><text:span text:style-name="T4">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imagine </text:span><text:span text:style-name="T5">produs</text:span></text:p>
          </table:table-cell>
          <table:table-cell table:style-name="ce21"/>
          <table:table-cell table:style-name="ce20" office:value-type="string">
            <text:p>Imaginea produsului afisata pe pagina individuala corespunde produsului selectat</text:p>
          </table:table-cell>
          <table:table-cell table:style-name="ce20" office:value-type="string">
            <text:p>Imagin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4">
          <table:table-cell table:style-name="ce5"/>
          <table:table-cell table:style-name="ce13" office:value-type="string">
            <text:p><text:span text:style-name="T1">15- </text:span><text:span text:style-name="T3">Afișare descriere </text:span><text:span text:style-name="T3">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</text:span><text:span text:style-name="T5">descriere produs</text:span></text:p>
          </table:table-cell>
          <table:table-cell table:style-name="ce21"/>
          <table:table-cell table:style-name="ce21" office:value-type="string">
            <text:p>Descrierea produsului afisata pe pagina individuala corespunde produsului selectat</text:p>
          </table:table-cell>
          <table:table-cell table:style-name="ce21" office:value-type="string">
            <text:p>Descrier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4">
          <table:table-cell table:style-name="ce5"/>
          <table:table-cell table:style-name="ce13" office:value-type="string">
            <text:p><text:span text:style-name="T1">16- </text:span><text:span text:style-name="T3">Afișare preț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pret produs</text:span></text:p>
          </table:table-cell>
          <table:table-cell table:style-name="ce21"/>
          <table:table-cell table:style-name="ce21" office:value-type="string">
            <text:p>Pretul produsului afisat pe pagina individuala corespunde produsului selectat</text:p>
          </table:table-cell>
          <table:table-cell table:style-name="ce21" office:value-type="string">
            <text:p>Pretul produsului afisat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5">
          <table:table-cell table:style-name="ce8"/>
          <table:table-cell table:style-name="ce13" office:value-type="string">
            <text:p><text:span text:style-name="T1">17- </text:span><text:span text:style-name="T3">Adăugare produs în </text:span><text:span text:style-name="T3">coș din pagina </text:span><text:span text:style-name="T3">individu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5. Click buton "Add to </text:span><text:span text:style-name="T5">cart"</text:span></text:p>
            <text:p><text:span text:style-name="T5">6. Asteptare transformare </text:span><text:span text:style-name="T5">buton "Add to cart" in </text:span><text:span text:style-name="T5">"Remove"</text:span></text:p>
          </table:table-cell>
          <table:table-cell table:style-name="ce9"/>
          <table:table-cell table:style-name="ce22" office:value-type="string">
            <text:p>Butonul „Add to cart” se transformă în „Remove” </text:p>
          </table:table-cell>
          <table:table-cell table:style-name="ce22" office:value-type="string">
            <text:p>Butonul „Add to cart” se transformă în „Remove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6">
          <table:table-cell table:style-name="ce9"/>
          <table:table-cell table:style-name="ce13" office:value-type="string">
            <text:p><text:span text:style-name="T1">18- </text:span><text:span text:style-name="T3">Eliminare produs din </text:span><text:span text:style-name="T3">coș din pagina </text:span><text:span text:style-name="T3">individuală</text:span></text:p>
          </table:table-cell>
          <table:table-cell table:style-name="ce9" office:value-type="string">
            <text:p>P2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</text:span><text:span text:style-name="T8">produs</text:span></text:p>
            <text:p><text:span text:style-name="T8">4. Așteptare afișare </text:span><text:span text:style-name="T8">denumire produs</text:span></text:p>
            <text:p><text:span text:style-name="T8">5. Click pe butonul „Add </text:span><text:span text:style-name="T8">to cart”</text:span></text:p>
            <text:p><text:span text:style-name="T8">6. Așteptare transformare </text:span><text:span text:style-name="T8">buton în „Remove”</text:span></text:p>
            <text:p><text:span text:style-name="T8">7. Click pe butonul </text:span><text:span text:style-name="T8">„Remove”</text:span></text:p>
            <text:p><text:span text:style-name="T8">8. Așteptare transformare </text:span><text:span text:style-name="T8">buton în „Add to cart”</text:span></text:p>
          </table:table-cell>
          <table:table-cell table:style-name="ce9"/>
          <table:table-cell table:style-name="ce22" office:value-type="string">
            <text:p>Butonul „Remove” se transformă în „Add to cart” </text:p>
          </table:table-cell>
          <table:table-cell table:style-name="ce22" office:value-type="string">
            <text:p>Butonul „Remove” se transformă în „Add to cart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7">
          <table:table-cell table:style-name="ce9"/>
          <table:table-cell table:style-name="ce13" office:value-type="string">
            <text:p><text:span text:style-name="T1">19- </text:span><text:span text:style-name="T3">Navigare înapoi către </text:span><text:span text:style-name="T3">pagina princip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</text:span><text:span text:style-name="T8">produs</text:span></text:p>
            <text:p><text:span text:style-name="T8">4. Așteptare afișare </text:span><text:span text:style-name="T8">denumire produs</text:span></text:p>
            <text:p><text:span text:style-name="T8">5. Click pe butonul </text:span><text:span text:style-name="T8">„Back to products”</text:span></text:p>
            <text:p><text:span text:style-name="T8">6. Asteptare butonul de </text:span><text:span text:style-name="T8">sortare</text:span></text:p>
          </table:table-cell>
          <table:table-cell table:style-name="ce9"/>
          <table:table-cell table:style-name="ce20" office:value-type="string">
            <text:p>Redirectionare efectuata cu succes catre pagina principala</text:p>
          </table:table-cell>
          <table:table-cell table:style-name="ce20" office:value-type="string">
            <text:p>Redirectionare efectuata cu succes catre pagina princip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8">
          <table:table-cell table:style-name="ce10" office:value-type="string" table:number-columns-spanned="1" table:number-rows-spanned="3">
            <text:p>Coșul de cumpărături</text:p>
          </table:table-cell>
          <table:table-cell table:style-name="ce12" office:value-type="string">
            <text:p><text:span text:style-name="T1">20– </text:span><text:span text:style-name="T3">Navigare înapoi la </text:span><text:span text:style-name="T3">pagina cu produs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Verificare prezență </text:span><text:span text:style-name="T8">produs în coș (afișare </text:span><text:span text:style-name="T8">preț produs)</text:span></text:p>
            <text:p><text:span text:style-name="T8">6. Click meniul “burger”</text:span></text:p>
            <text:p><text:span text:style-name="T8">7. Click buton “All </text:span><text:span text:style-name="T8">items”</text:span></text:p>
            <text:p><text:span text:style-name="T5">8. Asteptare buton </text:span><text:span text:style-name="T5">sortare de pe pagina </text:span><text:span text:style-name="T5">principala</text:span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Redirectionare cu succes catre pagina principala a aplicatie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9">
          <table:covered-table-cell table:style-name="ce3"/>
          <table:table-cell table:style-name="ce12" office:value-type="string">
            <text:p><text:span text:style-name="T1">21 – </text:span><text:span text:style-name="T3">Eliminare produs </text:span><text:span text:style-name="T3">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Verificare prezență </text:span><text:span text:style-name="T8">produs în coș (afișare </text:span><text:span text:style-name="T8">preț produs)</text:span></text:p>
            <text:p><text:span text:style-name="T8">6. Click butonul </text:span><text:span text:style-name="T8">“Remove”</text:span></text:p>
            <text:p><text:span text:style-name="T5">7. Verificare absenta </text:span><text:span text:style-name="T5">produs din cos</text:span></text:p>
            <text:p><text:span text:style-name="T5"/></text:p>
            <text:p><text:span text:style-name="T5"/></text:p>
          </table:table-cell>
          <table:table-cell table:style-name="ce21"/>
          <table:table-cell table:style-name="ce20" office:value-type="string">
            <text:p>Produsul adăugat nu se mai află în coș</text:p>
          </table:table-cell>
          <table:table-cell table:style-name="ce20" office:value-type="string">
            <text:p>Produsul adăugat nu se mai află în coș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0">
          <table:covered-table-cell table:style-name="ce4"/>
          <table:table-cell table:style-name="ce12" office:value-type="string">
            <text:p><text:span text:style-name="T1">22- </text:span><text:span text:style-name="T3">Continuare </text:span><text:span text:style-name="T3">cumpărături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Verificare prezență </text:span><text:span text:style-name="T8">produs în coș (afișare </text:span><text:span text:style-name="T8">preț produs)</text:span></text:p>
            <text:p><text:span text:style-name="T8">6. Click pe butonul </text:span><text:span text:style-name="T8">„Continue Shopping”</text:span></text:p>
            <text:p><text:span text:style-name="T8">7. Așteptare afișare </text:span><text:span text:style-name="T8">pagină principală cu </text:span><text:span text:style-name="T8">butonul de sortare vizibil</text:span></text:p>
            <text:p><text:span text:style-name="T5"/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Redirectionare cu succes catre pagina principala a aplicatie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1">
          <table:table-cell table:style-name="ce5"/>
          <table:table-cell table:style-name="ce12" office:value-type="string">
            <text:p><text:span text:style-name="T1">23- </text:span><text:span text:style-name="T3">Inițiere proces de </text:span><text:span text:style-name="T3">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Verificare prezență </text:span><text:span text:style-name="T8">produs în coș (afișare </text:span><text:span text:style-name="T8">preț produs)</text:span></text:p>
            <text:p><text:span text:style-name="T8">6. Click buton </text:span><text:span text:style-name="T8">“Checkout”</text:span></text:p>
            <text:p><text:span text:style-name="T8">7. Asteptare afișare input </text:span><text:span text:style-name="T8">“First Name”</text:span></text:p>
          </table:table-cell>
          <table:table-cell table:style-name="ce21"/>
          <table:table-cell table:style-name="ce20" office:value-type="string">
            <text:p>Redirecționare cu succes către pagina de completare a informațiilor</text:p>
          </table:table-cell>
          <table:table-cell table:style-name="ce20" office:value-type="string">
            <text:p>Redirecționare cu succes către pagina de completare a informațiilor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2">
          <table:table-cell table:style-name="ce7" office:value-type="string" table:number-columns-spanned="1" table:number-rows-spanned="3">
            <text:p>Pagina de checkout</text:p>
          </table:table-cell>
          <table:table-cell table:style-name="ce12" office:value-type="string">
            <text:p><text:span text:style-name="T1">24– </text:span><text:span text:style-name="T3">Anulare proces de </text:span><text:span text:style-name="T3">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lick pe butonul </text:span><text:span text:style-name="T8">“Cancel”</text:span></text:p>
            <text:p><text:span text:style-name="T8">7. Asteptare buton </text:span><text:span text:style-name="T8">“Checkout”</text:span></text:p>
            <text:p><text:span text:style-name="T5"/></text:p>
          </table:table-cell>
          <table:table-cell table:style-name="ce21"/>
          <table:table-cell table:style-name="ce21" office:value-type="string">
            <text:p>Redirecționare cu succes către pagina coșului de cumpărături</text:p>
          </table:table-cell>
          <table:table-cell table:style-name="ce20" office:value-type="string">
            <text:p>Redirecționare cu succes către pagina de completare a informațiilor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3">
          <table:covered-table-cell table:style-name="ce3"/>
          <table:table-cell table:style-name="ce12" office:value-type="string">
            <text:p><text:span text:style-name="T1">25 – </text:span><text:span text:style-name="T3">Click pe butonul </text:span><text:span text:style-name="T3">„Continue” cu toate </text:span><text:span text:style-name="T3">câmpurile necompletat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ompletare doar </text:span><text:span text:style-name="T8">câmpurile „Last Name” </text:span><text:span text:style-name="T8">și „Postal Code”</text:span></text:p>
            <text:p><text:span text:style-name="T5">7. Click pe butonul </text:span><text:span text:style-name="T5">continue</text:span></text:p>
            <text:p><text:span text:style-name="T5"/></text:p>
          </table:table-cell>
          <table:table-cell table:style-name="ce21" office:value-type="string">
            <text:p>6. “ ”, “Abc”, “456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0">
          <table:covered-table-cell table:style-name="ce4"/>
          <table:table-cell table:style-name="ce13" office:value-type="string">
            <text:p><text:span text:style-name="T5">26- </text:span><text:span text:style-name="T6">Click pe butonul </text:span><text:span text:style-name="T6">„Continue” fără </text:span><text:span text:style-name="T6">completarea câmpului </text:span><text:span text:style-name="T6">„La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ompletare doar </text:span><text:span text:style-name="T8">câmpurile „First Name” </text:span><text:span text:style-name="T8">și „Postal Code”</text:span></text:p>
            <text:p><text:span text:style-name="T5">7. Click pe 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Abc”, “ ”, “456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4">
          <table:table-cell table:style-name="ce5"/>
          <table:table-cell table:style-name="ce12" office:value-type="string">
            <text:p><text:span text:style-name="T1">27- </text:span><text:span text:style-name="T4">Click pe butonul </text:span><text:span text:style-name="T4">„Continue” fără </text:span><text:span text:style-name="T4">completarea câmpului </text:span><text:span text:style-name="T4">„Fir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ompletare doar </text:span><text:span text:style-name="T8">câmpurile și „Last </text:span><text:span text:style-name="T8">Name” și „Postal Code”</text:span></text:p>
            <text:p><text:span text:style-name="T5">7. Click pe 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”, “Abc”, “456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5">
          <table:table-cell table:style-name="ce5"/>
          <table:table-cell table:style-name="ce12" office:value-type="string">
            <text:p><text:span text:style-name="T5">28- </text:span><text:span text:style-name="T7">Click pe butonul </text:span><text:span text:style-name="T7">„Continue” fără </text:span><text:span text:style-name="T7">completarea câmpului </text:span><text:span text:style-name="T7">„Postal Cod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ompletare doar </text:span><text:span text:style-name="T8">câmpurile și „Last </text:span><text:span text:style-name="T8">Name” și „Postal Code”</text:span></text:p>
            <text:p><text:span text:style-name="T5">7. Click pe 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Abc”, “Abc”, “ 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6">
          <table:table-cell table:style-name="ce5"/>
          <table:table-cell table:style-name="ce12" office:value-type="string">
            <text:p><text:span text:style-name="T5">29- </text:span><text:span text:style-name="T7">Click pe butonul </text:span><text:span text:style-name="T7">„Continue” cu toate </text:span><text:span text:style-name="T7">câmpurile completate </text:span><text:span text:style-name="T7">corec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Completare campuri cu </text:span><text:span text:style-name="T8">date corecte</text:span></text:p>
            <text:p><text:span text:style-name="T5">7. Click pe butonul </text:span><text:span text:style-name="T5">continue</text:span></text:p>
            <text:p><text:span text:style-name="T5">8. Asteptare buton </text:span><text:span text:style-name="T5">“Finish”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7">
          <table:table-cell table:style-name="ce7" office:value-type="string" table:number-columns-spanned="1" table:number-rows-spanned="3">
            <text:p>Pagina de checkout – Overview</text:p>
          </table:table-cell>
          <table:table-cell table:style-name="ce12" office:value-type="string">
            <text:p><text:span text:style-name="T1">30– </text:span><text:span text:style-name="T3">Navigare către </text:span><text:span text:style-name="T3">pagina individuală a </text:span><text:span text:style-name="T3">produsului prin click pe </text:span><text:span text:style-name="T3">produs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ompletare date </text:span><text:span text:style-name="T8">corecte</text:span></text:p>
            <text:p><text:span text:style-name="T8">7. Click pe un produs din </text:span><text:span text:style-name="T8">cos</text:span></text:p>
            <text:p><text:span text:style-name="T8">8. Așteptare afișare </text:span><text:span text:style-name="T8">pagina individuala </text:span><text:span text:style-name="T8">produs</text:span></text:p>
          </table:table-cell>
          <table:table-cell table:style-name="ce21"/>
          <table:table-cell table:style-name="ce21" office:value-type="string">
            <text:p>Redirecționare cu succes către pagina individuala a produsului</text:p>
          </table:table-cell>
          <table:table-cell table:style-name="ce21" office:value-type="string">
            <text:p>Redirecționare cu succes către pagina individuala a produsului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7">
          <table:covered-table-cell table:style-name="ce3"/>
          <table:table-cell table:style-name="ce12" office:value-type="string">
            <text:p><text:span text:style-name="T1">31 – </text:span><text:span text:style-name="T3">Anulare comandă </text:span><text:span text:style-name="T3">prin butonul „Cancel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ompletare date </text:span><text:span text:style-name="T8">corecte</text:span></text:p>
            <text:p><text:span text:style-name="T8">7. Click buton “Cancel”</text:span></text:p>
            <text:p><text:span text:style-name="T8">8. Așteptare afișare </text:span><text:span text:style-name="T8">pagina principala</text:span></text:p>
          </table:table-cell>
          <table:table-cell table:style-name="ce21"/>
          <table:table-cell table:style-name="ce21" office:value-type="string">
            <text:p>Redirecționare cu succes către pagina principala 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8">
          <table:covered-table-cell table:style-name="ce4"/>
          <table:table-cell table:style-name="ce14" office:value-type="string">
            <text:p><text:span text:style-name="T1">32- </text:span><text:span text:style-name="T3">Finalizare </text:span><text:span text:style-name="T3">comandă prin click pe </text:span><text:span text:style-name="T3">„Finish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ompletare date </text:span><text:span text:style-name="T8">corecte</text:span></text:p>
            <text:p><text:span text:style-name="T8">7. Click buton “Finish”</text:span></text:p>
            <text:p><text:span text:style-name="T8">8. Așteptare mesaj de </text:span><text:span text:style-name="T8">finalizare</text:span></text:p>
          </table:table-cell>
          <table:table-cell table:style-name="ce21"/>
          <table:table-cell table:style-name="ce21" office:value-type="string">
            <text:p>Mesaj afisat “Thank you for your order!”</text:p>
          </table:table-cell>
          <table:table-cell table:style-name="ce21" office:value-type="string">
            <text:p>Mesaj afisat “Thank you for your order!”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9">
          <table:table-cell table:style-name="ce5"/>
          <table:table-cell table:style-name="ce12" office:value-type="string">
            <text:p><text:span text:style-name="T5">33- </text:span><text:span text:style-name="T7">Testare </text:span><text:span text:style-name="T7">funcționalitate buton </text:span><text:span text:style-name="T7">„Back Home” care </text:span><text:span text:style-name="T7">redirecționează către </text:span><text:span text:style-name="T7">pagina princip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</text:span><text:span text:style-name="T8">coș</text:span></text:p>
            <text:p><text:span text:style-name="T8">4. Click pe iconița </text:span><text:span text:style-name="T8">coșului de cumpărături</text:span></text:p>
            <text:p><text:span text:style-name="T8">5. Click pe butonul </text:span><text:span text:style-name="T8">“Checkout”</text:span></text:p>
            <text:p><text:span text:style-name="T8">6. Completare date </text:span><text:span text:style-name="T8">corecte</text:span></text:p>
            <text:p><text:span text:style-name="T8">7. Click buton “Finish”</text:span></text:p>
            <text:p><text:span text:style-name="T8">8. Click buton “Back </text:span><text:span text:style-name="T8">home”</text:span></text:p>
            <text:p><text:span text:style-name="T8">9. Asteptare butonul de </text:span><text:span text:style-name="T8">sortare de pe pagina </text:span><text:span text:style-name="T8">principala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30" table:number-rows-repeated="185">
          <table:table-cell/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26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7" office:value-type="string">
            <text:p>Total tests</text:p>
          </table:table-cell>
          <table:table-cell table:style-name="ce27" office:value-type="string">
            <text:p>Nb of Pass test</text:p>
          </table:table-cell>
          <table:table-cell table:style-name="ce27" office:value-type="string">
            <text:p>Nb of Failed test</text:p>
          </table:table-cell>
          <table:table-cell table:style-name="ce27" office:value-type="string">
            <text:p>Nb. Of Blocked tests</text:p>
          </table:table-cell>
          <table:table-cell table:style-name="ce27" office:value-type="string">
            <text:p>Total test covered</text:p>
          </table:table-cell>
          <table:table-cell table:style-name="ce27" office:value-type="string">
            <text:p>Blocked Tests%</text:p>
          </table:table-cell>
          <table:table-cell table:style-name="ce27" office:value-type="string">
            <text:p>Failed test%</text:p>
          </table:table-cell>
          <table:table-cell table:style-name="ce27" office:value-type="string">
            <text:p>Pass test %</text:p>
          </table:table-cell>
          <table:table-cell table:style-name="ce27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8" table:formula="of:=COUNTIF([$TestCases.B2:.B59];&quot;*&quot;)" office:value-type="float" office:value="0">
            <text:p>0</text:p>
          </table:table-cell>
          <table:table-cell table:style-name="ce28" table:formula="of:=COUNTIF([$TestCases.I2:.O59];&quot;Pass&quot;)" office:value-type="float" office:value="33">
            <text:p>33</text:p>
          </table:table-cell>
          <table:table-cell table:style-name="ce28" table:formula="of:=COUNTIF([$TestCases.I2:.I59];&quot;Fail&quot;)" office:value-type="float" office:value="0">
            <text:p>0</text:p>
          </table:table-cell>
          <table:table-cell table:style-name="ce28" table:formula="of:=COUNTIF([$TestCases.I2:.I59];&quot;Blocked&quot;)" office:value-type="float" office:value="0">
            <text:p>0</text:p>
          </table:table-cell>
          <table:table-cell table:style-name="ce28" table:formula="of:=[.B2]+[.C2]" office:value-type="float" office:value="33">
            <text:p>33</text:p>
          </table:table-cell>
          <table:table-cell table:style-name="ce29" table:formula="of:=([.D2]/[.A2])*100" office:value-type="float" office:value="0">
            <text:p>#DIV/0!</text:p>
          </table:table-cell>
          <table:table-cell table:style-name="ce30" table:formula="of:=([.C2]/[.A2])*100" office:value-type="float" office:value="0">
            <text:p>#DIV/0!</text:p>
          </table:table-cell>
          <table:table-cell table:style-name="ce29" table:formula="of:=([.B2]/[.A2])*100" office:value-type="float" office:value="0">
            <text:p>#DIV/0!</text:p>
          </table:table-cell>
          <table:table-cell table:style-name="ce31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05/19/2025</text:date>, <text:time>19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9T19:20:28.04</dc:date>
    <dc:creator>Alexandra Felecan</dc:creator>
    <meta:generator>OpenOffice/4.1.15$Win32 OpenOffice.org_project/4115m2$Build-9813</meta:generator>
    <meta:editing-duration>PT2H46M</meta:editing-duration>
    <meta:editing-cycles>14</meta:editing-cycles>
    <meta:document-statistic meta:table-count="2" meta:cell-count="243" meta:object-count="0"/>
  </office:meta>
</office:document-meta>
</file>